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elta:remove-leaving-content-start delta:removal-change-idref="ct1" delta:end-element-idref="end1">
        <text:list ac:change01="ct1,remove,xml:id,list1860100931" text:style-name="L1"/>
      </delta:remove-leaving-content-start>
      <text:list delta:insertion-change-idref="ct1" delta:insertion-type="insert-around-content" xml:id="list1589014450" text:style-name="L1">
        <text:list-item>
          <text:p text:style-name="P1">This is a list-1 list-item-1</text:p>
        </text:list-item>
        <delta:remove-leaving-content-start delta:removal-change-idref="ct1" delta:end-element-idref="end3">
          <text:list-item/>
        </delta:remove-leaving-content-start>
        <delta:remove-leaving-content-start delta:removal-change-idref="ct1" delta:end-element-idref="end4">
          <text:p text:style-name="P1"/>
        </delta:remove-leaving-content-start>
        <text:list-item delta:insertion-change-idref="ct1" delta:insertion-type="insert-around-content">
          <text:p text:style-name="P1" delta:insertion-change-idref="ct1" delta:insertion-type="insert-around-content">This is a list-1 list-item-2[<delta:removed-content delta:removal-change-idref="ct1">This will be deleted</delta:removed-content>
						<delta:remove-leaving-content-end delta:end-element-id="end4"/>
						<delta:remove-leaving-content-end delta:end-element-id="end3"/>
						<delta:removed-content delta:removal-change-idref="ct1">
							<text:list-item>
								<text:p text:style-name="P1">This is a list-1 list-item-3</text:p>
							</text:list-item>
						</delta:removed-content>
						<delta:remove-leaving-content-end delta:end-element-id="end1"/>
						<delta:removed-content delta:removal-change-idref="ct1">
							<text:p text:style-name="Standard"> This is a deleted paragraph between the two lists </text:p>
						</delta:removed-content>
						<delta:remove-leaving-content-start delta:removal-change-idref="ct1" delta:end-element-idref="end2">
							<text:list ac:change01="ct1,remove,xml:id,list527192394" text:style-name="L1"/>
						</delta:remove-leaving-content-start>
						<delta:removed-content delta:removal-change-idref="ct1">
							<text:list-item text:start-value="1">
								<text:p text:style-name="P1">This is a list-2 list-item-1</text:p>
							</text:list-item>
						</delta:removed-content>
						<delta:remove-leaving-content-start delta:removal-change-idref="ct1" delta:end-element-idref="end5">
							<text:list-item/>
						</delta:remove-leaving-content-start>
						<delta:remove-leaving-content-start delta:removal-change-idref="ct1" delta:end-element-idref="end6">
							<text:p text:style-name="P1"/>
						</delta:remove-leaving-content-start>
						<delta:removed-content delta:removal-change-idref="ct1">This is a list-2 list-item-2</delta:removed-content>]<delta:remove-leaving-content-end delta:end-element-id="end6"/>
						<delta:remove-leaving-content-end delta:end-element-id="end5"/>
					</text:p>
        </text:list-item>
      </text:list>
      <text:list delta:insertion-change-idref="ct1" delta:insertion-type="insert-around-content" xml:id="list527192394" text:style-name="L1">
        <text:list-item>
          <text:p text:style-name="P1">This is a list-2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10-21T11:43:21</meta:creation-date>
    <dc:date>2010-10-22T10:19:38</dc:date>
    <dc:creator>Tristan Mitchell</dc:creator>
    <meta:editing-duration>PT00H01M53S</meta:editing-duration>
    <meta:editing-cycles>2</meta:editing-cycles>
    <meta:generator>OpenOffice.org/3.2$Unix OpenOffice.org_project/320m18$Build-9502</meta:generator>
  </office:meta>
</office:document-meta>
</file>